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66in"/>
    </style:style>
    <style:style style:name="co4" style:family="table-column">
      <style:table-column-properties fo:break-before="auto" style:column-width="2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5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6" style:family="table-cell" style:parent-style-name="Default" style:data-style-name="N104">
      <style:table-cell-properties fo:border-bottom="0.06pt solid #000000" fo:background-color="#ffff00" fo:border-left="none" fo:border-right="0.06pt solid #000000" fo:border-top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Price [5/2020]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E2:.E28])" office:value-type="currency" office:currency="USD" office:value="129.68" calcext:value-type="currency">
            <text:p>$129.68</text:p>
          </table:table-cell>
        </table:table-row>
        <table:table-row table:style-name="ro1">
          <table:table-cell office:value-type="string" calcext:value-type="string">
            <text:p>Ardunio 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tore.arduino.cc/usa/arduino-micro" xlink:type="simple">https://store.arduino.cc/usa/arduino-micro</text:a></text:p>
          </table:table-cell>
          <table:table-cell office:value-type="string" calcext:value-type="string">
            <text:p>For pendant controller</text:p>
          </table:table-cell>
          <table:table-cell office:value-type="currency" office:currency="USD" office:value="20.7" calcext:value-type="currency">
            <text:p>$2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x4 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198" xlink:type="simple">https://www.adafruit.com/product/198</text:a> </text:p>
          </table:table-cell>
          <table:table-cell office:value-type="string" calcext:value-type="string">
            <text:p>Pendant LCD</text:p>
          </table:table-cell>
          <table:table-cell office:value-type="currency" office:currency="USD" office:value="17.95" calcext:value-type="currency">
            <text:p>$1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ppr rotary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377" xlink:type="simple">https://www.adafruit.com/product/377</text:a> </text:p>
          </table:table-cell>
          <table:table-cell office:value-type="string" calcext:value-type="string">
            <text:p>Pendant encoder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zzer [non-pw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1536" xlink:type="simple">https://www.adafruit.com/product/1536</text:a> </text:p>
          </table:table-cell>
          <table:table-cell office:value-type="string" calcext:value-type="string">
            <text:p>Alm. Buzzer</text:p>
          </table:table-cell>
          <table:table-cell office:value-type="currency" office:currency="USD" office:value="0.95" calcext:value-type="currency">
            <text:p>$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www.adafruit.com/product/4203" xlink:type="simple">https://www.adafruit.com/product/4203</text:a> </text:p>
          </table:table-cell>
          <table:table-cell office:value-type="string" calcext:value-type="string">
            <text:p>take a wild guess</text:p>
          </table:table-cell>
          <table:table-cell office:value-type="currency" office:currency="USD" office:value="4.95" calcext:value-type="currency">
            <text:p>$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rome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8880k14" xlink:type="simple">https://www.mcmaster.com/8880k14</text:a> </text:p>
          </table:table-cell>
          <table:table-cell office:value-type="string" calcext:value-type="string">
            <text:p>For front element heater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er-Seez lubric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1820k23" xlink:type="simple">https://www.mcmaster.com/1820k23</text:a> </text:p>
          </table:table-cell>
          <table:table-cell office:value-type="string" calcext:value-type="string">
            <text:p>Needed for lubricating the gear train</text:p>
          </table:table-cell>
          <table:table-cell office:value-type="currency" office:currency="USD" office:value="21.98" calcext:value-type="currency">
            <text:p>$2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strength slee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8798k31" xlink:type="simple">https://www.mcmaster.com/8798k31</text:a> </text:p>
          </table:table-cell>
          <table:table-cell office:value-type="string" calcext:value-type="string">
            <text:p>insulates the nichrome heater</text:p>
          </table:table-cell>
          <table:table-cell office:value-type="currency" office:currency="USD" office:value="18.6" calcext:value-type="currency">
            <text:p>$1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ys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3102" xlink:type="simple">https://www.adafruit.com/product/3102</text:a> </text:p>
          </table:table-cell>
          <table:table-cell office:value-type="string" calcext:value-type="string">
            <text:p>To replace the rotary encoder</text:p>
          </table:table-cell>
          <table:table-cell office:value-type="currency" office:currency="USD" office:value="19.95" calcext:value-type="currency">
            <text:p>$19.95</text:p>
          </table:table-cell>
          <table:table-cell table:number-columns-repeated="3"/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9:49:55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5:50:54.558000000</meta:creation-date>
    <dc:date>2020-05-21T09:57:14.220000000</dc:date>
    <meta:editing-duration>PT1H5M51S</meta:editing-duration>
    <meta:editing-cycles>4</meta:editing-cycles>
    <meta:generator>LibreOffice/6.4.3.2$Windows_X86_64 LibreOffice_project/747b5d0ebf89f41c860ec2a39efd7cb15b54f2d8</meta:generator>
    <meta:document-statistic meta:table-count="1" meta:cell-count="54" meta:object-count="0"/>
  </office:meta>
</office:document-meta>
</file>